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5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standard">
      <style:graphic-properties draw:stroke="none" svg:stroke-color="#000000" draw:fill="none" draw:fill-color="#ffffff" fo:min-height="0.737cm"/>
    </style:style>
    <style:style style:name="gr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2.25cm"/>
    </style:style>
    <style:style style:name="gr12" style:family="graphic" style:parent-style-name="standard">
      <style:graphic-properties draw:stroke="none" svg:stroke-color="#000000" draw:fill="none" draw:fill-color="#ffffff" fo:min-height="4.55cm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gr14" style:family="graphic" style:parent-style-name="standard">
      <style:graphic-properties draw:stroke="none" svg:stroke-color="#000000" draw:fill="none" draw:fill-color="#ffffff" fo:min-height="5.55cm"/>
    </style:style>
    <style:style style:name="gr15" style:family="graphic" style:parent-style-name="standard">
      <style:graphic-properties draw:stroke="none" svg:stroke-color="#000000" draw:fill="none" draw:fill-color="#ffffff" fo:min-height="1.05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2.7cm" svg:height="1.3cm" svg:x="9.2cm" svg:y="3.825cm">
          <text:p/>
        </draw:rect>
        <draw:rect draw:style-name="gr1" draw:text-style-name="P1" xml:id="id3" draw:id="id3" draw:layer="layout" svg:width="2.7cm" svg:height="1.3cm" svg:x="13.8cm" svg:y="3.825cm">
          <text:p/>
        </draw:rect>
        <draw:rect draw:style-name="gr1" draw:text-style-name="P1" xml:id="id1" draw:id="id1" draw:layer="layout" svg:width="2.7cm" svg:height="1.3cm" svg:x="4.6cm" svg:y="3.825cm">
          <text:p/>
        </draw:rect>
        <draw:line draw:style-name="gr2" draw:text-style-name="P1" draw:layer="layout" svg:x1="6.9cm" svg:y1="5.125cm" svg:x2="6.9cm" svg:y2="3.825cm">
          <text:p/>
        </draw:line>
        <draw:line draw:style-name="gr3" draw:text-style-name="P1" draw:layer="layout" svg:x1="11.5cm" svg:y1="3.825cm" svg:x2="11.5cm" svg:y2="5.125cm">
          <text:p/>
        </draw:line>
        <draw:line draw:style-name="gr3" draw:text-style-name="P1" draw:layer="layout" svg:x1="15.6cm" svg:y1="3.825cm" svg:x2="15.6cm" svg:y2="5.125cm">
          <text:p/>
        </draw:line>
        <draw:connector draw:style-name="gr4" draw:text-style-name="P1" draw:layer="layout" draw:type="line" svg:x1="7.3cm" svg:y1="4.475cm" svg:x2="9.2cm" svg:y2="4.475cm" draw:start-shape="id1" draw:start-glue-point="1" draw:end-shape="id2" draw:end-glue-point="3" svg:d="M7300 4475h1900">
          <text:p/>
        </draw:connector>
        <draw:connector draw:style-name="gr4" draw:text-style-name="P1" draw:layer="layout" draw:type="line" svg:x1="11.9cm" svg:y1="4.475cm" svg:x2="13.8cm" svg:y2="4.475cm" draw:start-shape="id2" draw:start-glue-point="1" draw:end-shape="id3" draw:end-glue-point="3" svg:d="M11900 4475h1900">
          <text:p/>
        </draw:connector>
        <draw:line draw:style-name="gr4" draw:text-style-name="P1" draw:layer="layout" svg:x1="2.7cm" svg:y1="4.525cm" svg:x2="4.6cm" svg:y2="4.525cm">
          <text:p/>
        </draw:line>
        <draw:frame draw:style-name="gr5" draw:layer="layout" svg:width="1.7cm" svg:height="1.675cm" svg:x="2.4cm" svg:y="3.725cm">
          <draw:text-box>
            <text:p>Top</text:p>
            <text:p/>
          </draw:text-box>
        </draw:frame>
        <draw:line draw:style-name="gr3" draw:text-style-name="P1" draw:layer="layout" svg:x1="16.5cm" svg:y1="4.425cm" svg:x2="17.7cm" svg:y2="4.425cm">
          <text:p/>
        </draw:line>
        <draw:line draw:style-name="gr3" draw:text-style-name="P1" draw:layer="layout" svg:x1="17.7cm" svg:y1="3.825cm" svg:x2="17.7cm" svg:y2="5.125cm">
          <text:p/>
        </draw:line>
        <draw:line draw:style-name="gr3" draw:text-style-name="P1" draw:layer="layout" svg:x1="17.8cm" svg:y1="3.825cm" svg:x2="17.8cm" svg:y2="5.125cm">
          <text:p/>
        </draw:line>
        <draw:rect draw:style-name="gr1" draw:text-style-name="P1" xml:id="id5" draw:id="id5" draw:layer="layout" svg:width="2.7cm" svg:height="1.3cm" svg:x="9.2cm" svg:y="11.025cm">
          <text:p/>
        </draw:rect>
        <draw:rect draw:style-name="gr1" draw:text-style-name="P1" xml:id="id6" draw:id="id6" draw:layer="layout" svg:width="2.7cm" svg:height="1.3cm" svg:x="13.8cm" svg:y="11.025cm">
          <text:p/>
        </draw:rect>
        <draw:rect draw:style-name="gr1" draw:text-style-name="P1" xml:id="id4" draw:id="id4" draw:layer="layout" svg:width="2.7cm" svg:height="1.3cm" svg:x="4.6cm" svg:y="11cm">
          <text:p/>
        </draw:rect>
        <draw:line draw:style-name="gr2" draw:text-style-name="P1" draw:layer="layout" svg:x1="6.9cm" svg:y1="12.325cm" svg:x2="6.9cm" svg:y2="11.025cm">
          <text:p/>
        </draw:line>
        <draw:line draw:style-name="gr3" draw:text-style-name="P1" draw:layer="layout" svg:x1="11.5cm" svg:y1="11.025cm" svg:x2="11.5cm" svg:y2="12.325cm">
          <text:p/>
        </draw:line>
        <draw:line draw:style-name="gr3" draw:text-style-name="P1" draw:layer="layout" svg:x1="15.6cm" svg:y1="11.025cm" svg:x2="15.6cm" svg:y2="12.325cm">
          <text:p/>
        </draw:line>
        <draw:connector draw:style-name="gr4" draw:text-style-name="P1" draw:layer="layout" draw:type="line" svg:x1="7.3cm" svg:y1="11.65cm" svg:x2="9.2cm" svg:y2="11.675cm" draw:start-shape="id4" draw:start-glue-point="1" draw:end-shape="id5" draw:end-glue-point="3" svg:d="M7300 11650l1900 25">
          <text:p/>
        </draw:connector>
        <draw:connector draw:style-name="gr4" draw:text-style-name="P1" draw:layer="layout" draw:type="line" svg:x1="11.9cm" svg:y1="11.675cm" svg:x2="13.8cm" svg:y2="11.675cm" draw:start-shape="id5" draw:start-glue-point="1" draw:end-shape="id6" draw:end-glue-point="3" svg:d="M11900 11675h1900">
          <text:p/>
        </draw:connector>
        <draw:frame draw:style-name="gr5" xml:id="id7" draw:id="id7" draw:layer="layout" svg:width="2.3cm" svg:height="1.675cm" svg:x="6.8cm" svg:y="13.9cm">
          <draw:text-box>
            <text:p>Top</text:p>
            <text:p/>
          </draw:text-box>
        </draw:frame>
        <draw:line draw:style-name="gr3" draw:text-style-name="P1" draw:layer="layout" svg:x1="16.5cm" svg:y1="11.625cm" svg:x2="17.7cm" svg:y2="11.625cm">
          <text:p/>
        </draw:line>
        <draw:line draw:style-name="gr3" draw:text-style-name="P1" draw:layer="layout" svg:x1="17.7cm" svg:y1="11.025cm" svg:x2="17.7cm" svg:y2="12.325cm">
          <text:p/>
        </draw:line>
        <draw:line draw:style-name="gr3" draw:text-style-name="P1" draw:layer="layout" svg:x1="17.8cm" svg:y1="11.025cm" svg:x2="17.8cm" svg:y2="12.325cm">
          <text:p/>
        </draw:line>
        <draw:frame draw:style-name="gr6" draw:layer="layout" svg:width="3.7cm" svg:height="0.963cm" svg:x="2.6cm" svg:y="1.7cm">
          <draw:text-box>
            <text:p>Stack</text:p>
          </draw:text-box>
        </draw:frame>
        <draw:frame draw:style-name="gr7" draw:layer="layout" svg:width="7.6cm" svg:height="0.987cm" svg:x="2.3cm" svg:y="8.613cm">
          <draw:text-box>
            <text:p>Push operation</text:p>
          </draw:text-box>
        </draw:frame>
        <draw:connector draw:style-name="gr4" draw:text-style-name="P1" draw:layer="layout" draw:type="line" svg:x1="7.95cm" svg:y1="13.9cm" svg:x2="10.55cm" svg:y2="12.325cm" draw:start-shape="id7" draw:start-glue-point="0" draw:end-shape="id5" draw:end-glue-point="2" svg:d="M7950 13900l2600-1575">
          <text:p/>
        </draw:connector>
        <draw:connector draw:style-name="gr4" draw:text-style-name="P1" draw:layer="layout" draw:type="line" svg:x1="7.95cm" svg:y1="13.9cm" svg:x2="5.95cm" svg:y2="12.3cm" draw:start-shape="id7" draw:start-glue-point="0" draw:end-shape="id4" draw:end-glue-point="2" svg:d="M7950 13900l-2000-1600">
          <text:p/>
        </draw:connector>
        <draw:line draw:style-name="gr8" draw:text-style-name="P1" draw:layer="layout" svg:x1="9.3cm" svg:y1="12.5cm" svg:x2="9.3cm" svg:y2="13.6cm">
          <text:p/>
        </draw:line>
        <draw:line draw:style-name="gr8" draw:text-style-name="P1" draw:layer="layout" svg:x1="9.8cm" svg:y1="12.9cm" svg:x2="8.8cm" svg:y2="13.3cm">
          <text:p/>
        </draw:line>
        <draw:frame draw:style-name="gr9" draw:layer="layout" svg:width="0.8cm" svg:height="1cm" svg:x="7.6cm" svg:y="12cm">
          <draw:text-box>
            <text:p>2</text:p>
          </draw:text-box>
        </draw:frame>
        <draw:frame draw:style-name="gr6" draw:layer="layout" svg:width="0.6cm" svg:height="0.963cm" svg:x="5cm" svg:y="10.3cm">
          <draw:text-box>
            <text:p>1</text:p>
          </draw:text-box>
        </draw:frame>
        <draw:frame draw:style-name="gr10" draw:layer="layout" svg:width="0.2cm" svg:height="1.1cm" svg:x="9.7cm" svg:y="13.6cm">
          <draw:text-box>
            <text:p>3</text:p>
          </draw:text-box>
        </draw:frame>
        <draw:frame draw:style-name="gr11" draw:layer="layout" svg:width="9.6cm" svg:height="2.5cm" svg:x="3.3cm" svg:y="15.3cm">
          <draw:text-box>
            <text:p>1- Create new cell</text:p>
            <text:p>2- Point new cell to top</text:p>
            <text:p>3- Change top</text:p>
          </draw:text-box>
        </draw:frame>
        <draw:frame draw:style-name="gr6" draw:layer="layout" svg:width="4.5cm" svg:height="0.963cm" svg:x="1.4cm" svg:y="18.4cm">
          <draw:text-box>
            <text:p>Pop operation</text:p>
          </draw:text-box>
        </draw:frame>
        <draw:rect draw:style-name="gr1" draw:text-style-name="P1" xml:id="id9" draw:id="id9" draw:layer="layout" svg:width="2.7cm" svg:height="1.3cm" svg:x="8.1cm" svg:y="20.425cm">
          <text:p/>
        </draw:rect>
        <draw:rect draw:style-name="gr1" draw:text-style-name="P1" xml:id="id10" draw:id="id10" draw:layer="layout" svg:width="2.7cm" svg:height="1.3cm" svg:x="12.7cm" svg:y="20.425cm">
          <text:p/>
        </draw:rect>
        <draw:rect draw:style-name="gr1" draw:text-style-name="P1" xml:id="id8" draw:id="id8" draw:layer="layout" svg:width="2.7cm" svg:height="1.3cm" svg:x="3.5cm" svg:y="20.4cm">
          <text:p/>
        </draw:rect>
        <draw:line draw:style-name="gr2" draw:text-style-name="P1" draw:layer="layout" svg:x1="5.8cm" svg:y1="21.725cm" svg:x2="5.8cm" svg:y2="20.425cm">
          <text:p/>
        </draw:line>
        <draw:line draw:style-name="gr3" draw:text-style-name="P1" draw:layer="layout" svg:x1="10.4cm" svg:y1="20.425cm" svg:x2="10.4cm" svg:y2="21.725cm">
          <text:p/>
        </draw:line>
        <draw:line draw:style-name="gr3" draw:text-style-name="P1" draw:layer="layout" svg:x1="14.5cm" svg:y1="20.425cm" svg:x2="14.5cm" svg:y2="21.725cm">
          <text:p/>
        </draw:line>
        <draw:connector draw:style-name="gr4" draw:text-style-name="P1" draw:layer="layout" draw:type="line" svg:x1="6.2cm" svg:y1="21.05cm" svg:x2="8.1cm" svg:y2="21.075cm" draw:start-shape="id8" draw:start-glue-point="1" draw:end-shape="id9" draw:end-glue-point="3" svg:d="M6200 21050l1900 25">
          <text:p/>
        </draw:connector>
        <draw:connector draw:style-name="gr4" draw:text-style-name="P1" draw:layer="layout" draw:type="line" svg:x1="10.8cm" svg:y1="21.075cm" svg:x2="12.7cm" svg:y2="21.075cm" draw:start-shape="id9" draw:start-glue-point="1" draw:end-shape="id10" draw:end-glue-point="3" svg:d="M10800 21075h1900">
          <text:p/>
        </draw:connector>
        <draw:frame draw:style-name="gr5" xml:id="id11" draw:id="id11" draw:layer="layout" svg:width="2.3cm" svg:height="1.675cm" svg:x="5.7cm" svg:y="23.264cm">
          <draw:text-box>
            <text:p>Top</text:p>
            <text:p/>
          </draw:text-box>
        </draw:frame>
        <draw:line draw:style-name="gr3" draw:text-style-name="P1" draw:layer="layout" svg:x1="15.4cm" svg:y1="21.025cm" svg:x2="16.6cm" svg:y2="21.025cm">
          <text:p/>
        </draw:line>
        <draw:line draw:style-name="gr3" draw:text-style-name="P1" draw:layer="layout" svg:x1="16.6cm" svg:y1="20.425cm" svg:x2="16.6cm" svg:y2="21.725cm">
          <text:p/>
        </draw:line>
        <draw:line draw:style-name="gr3" draw:text-style-name="P1" draw:layer="layout" svg:x1="16.7cm" svg:y1="20.425cm" svg:x2="16.7cm" svg:y2="21.725cm">
          <text:p/>
        </draw:line>
        <draw:connector draw:style-name="gr4" draw:text-style-name="P1" draw:layer="layout" draw:type="line" svg:x1="6.85cm" svg:y1="23.264cm" svg:x2="9.45cm" svg:y2="21.725cm" draw:start-shape="id11" draw:start-glue-point="0" draw:end-shape="id9" draw:end-glue-point="2" svg:d="M6850 23264l2600-1539">
          <text:p/>
        </draw:connector>
        <draw:connector draw:style-name="gr4" draw:text-style-name="P1" draw:layer="layout" draw:type="line" svg:x1="6.85cm" svg:y1="23.264cm" svg:x2="4.85cm" svg:y2="21.7cm" draw:start-shape="id11" draw:start-glue-point="0" draw:end-shape="id8" draw:end-glue-point="2" svg:d="M6850 23264l-2000-1564">
          <text:p/>
        </draw:connector>
        <draw:line draw:style-name="gr8" draw:text-style-name="P1" draw:layer="layout" svg:x1="6.4cm" svg:y1="19.6cm" svg:x2="3cm" svg:y2="21.984cm">
          <text:p/>
        </draw:line>
        <draw:line draw:style-name="gr8" draw:text-style-name="P1" draw:layer="layout" svg:x1="6.5cm" svg:y1="22.3cm" svg:x2="3.394cm" svg:y2="19.496cm">
          <text:p/>
        </draw:line>
        <draw:frame draw:style-name="gr6" xml:id="id12" draw:id="id12" draw:layer="layout" svg:width="1.9cm" svg:height="0.963cm" svg:x="2.1cm" svg:y="23.437cm">
          <draw:text-box>
            <text:p>aux</text:p>
          </draw:text-box>
        </draw:frame>
        <draw:connector draw:style-name="gr4" draw:text-style-name="P1" draw:layer="layout" draw:type="line" svg:x1="3.05cm" svg:y1="23.437cm" svg:x2="4.85cm" svg:y2="21.7cm" draw:start-shape="id12" draw:start-glue-point="0" draw:end-shape="id8" draw:end-glue-point="2" svg:d="M3050 23437l1800-1737">
          <text:p/>
        </draw:connector>
        <draw:line draw:style-name="gr8" draw:text-style-name="P1" draw:layer="layout" svg:x1="5.8cm" svg:y1="21.9cm" svg:x2="5.8cm" svg:y2="23cm">
          <text:p/>
        </draw:line>
        <draw:line draw:style-name="gr8" draw:text-style-name="P1" draw:layer="layout" svg:x1="6.3cm" svg:y1="22.3cm" svg:x2="5.3cm" svg:y2="22.7cm">
          <text:p/>
        </draw:line>
        <draw:frame draw:style-name="gr5" draw:layer="layout" svg:width="0.8cm" svg:height="1.675cm" svg:x="2.5cm" svg:y="24.5cm">
          <draw:text-box>
            <text:p>1</text:p>
            <text:p>3</text:p>
          </draw:text-box>
        </draw:frame>
        <draw:frame draw:style-name="gr6" draw:layer="layout" svg:width="0.9cm" svg:height="0.963cm" svg:x="6cm" svg:y="24.7cm">
          <draw:text-box>
            <text:p>2</text:p>
          </draw:text-box>
        </draw:frame>
        <draw:frame draw:style-name="gr6" draw:layer="layout" svg:width="0.4cm" svg:height="0.963cm" svg:x="4.6cm" svg:y="19.3cm">
          <draw:text-box>
            <text:p>4</text:p>
          </draw:text-box>
        </draw:frame>
        <draw:frame draw:style-name="gr12" draw:layer="layout" svg:width="8.9cm" svg:height="4.8cm" svg:x="10.5cm" svg:y="23.5cm">
          <draw:text-box>
            <text:p>1- Create aux pointing to top</text:p>
            <text:p>2- Change top</text:p>
            <text:p>3- Get aux value</text:p>
            <text:p>4- Dispose aux</text:p>
            <text:p>5- Return aux value</text:p>
          </draw:text-box>
        </draw:frame>
      </draw:page>
      <draw:page draw:name="page2" draw:style-name="dp1" draw:master-page-name="Predeterminado">
        <draw:rect draw:style-name="gr1" draw:text-style-name="P1" xml:id="id14" draw:id="id14" draw:layer="layout" svg:width="2.7cm" svg:height="1.3cm" svg:x="8.4cm" svg:y="5.55cm">
          <text:p/>
        </draw:rect>
        <draw:rect draw:style-name="gr1" draw:text-style-name="P1" xml:id="id15" draw:id="id15" draw:layer="layout" svg:width="2.7cm" svg:height="1.3cm" svg:x="13cm" svg:y="5.55cm">
          <text:p/>
        </draw:rect>
        <draw:rect draw:style-name="gr1" draw:text-style-name="P1" xml:id="id13" draw:id="id13" draw:layer="layout" svg:width="2.7cm" svg:height="1.3cm" svg:x="3.8cm" svg:y="5.525cm">
          <text:p/>
        </draw:rect>
        <draw:line draw:style-name="gr2" draw:text-style-name="P1" draw:layer="layout" svg:x1="6.1cm" svg:y1="6.85cm" svg:x2="6.1cm" svg:y2="5.55cm">
          <text:p/>
        </draw:line>
        <draw:line draw:style-name="gr3" draw:text-style-name="P1" draw:layer="layout" svg:x1="10.7cm" svg:y1="5.55cm" svg:x2="10.7cm" svg:y2="6.85cm">
          <text:p/>
        </draw:line>
        <draw:line draw:style-name="gr3" draw:text-style-name="P1" draw:layer="layout" svg:x1="14.8cm" svg:y1="5.55cm" svg:x2="14.8cm" svg:y2="6.85cm">
          <text:p/>
        </draw:line>
        <draw:connector draw:style-name="gr4" draw:text-style-name="P1" draw:layer="layout" draw:type="line" svg:x1="6.5cm" svg:y1="6.175cm" svg:x2="8.4cm" svg:y2="6.2cm" draw:start-shape="id13" draw:start-glue-point="1" draw:end-shape="id14" draw:end-glue-point="3" svg:d="M6500 6175l1900 25">
          <text:p/>
        </draw:connector>
        <draw:connector draw:style-name="gr4" draw:text-style-name="P1" draw:layer="layout" draw:type="line" svg:x1="11.1cm" svg:y1="6.2cm" svg:x2="13cm" svg:y2="6.2cm" draw:start-shape="id14" draw:start-glue-point="1" draw:end-shape="id15" draw:end-glue-point="3" svg:d="M11100 6200h1900">
          <text:p/>
        </draw:connector>
        <draw:frame draw:style-name="gr5" xml:id="id16" draw:id="id16" draw:layer="layout" svg:width="2.3cm" svg:height="1.675cm" svg:x="8.3cm" svg:y="10.925cm">
          <draw:text-box>
            <text:p>Top</text:p>
            <text:p/>
          </draw:text-box>
        </draw:frame>
        <draw:line draw:style-name="gr3" draw:text-style-name="P1" draw:layer="layout" svg:x1="15.7cm" svg:y1="6.15cm" svg:x2="16.9cm" svg:y2="6.15cm">
          <text:p/>
        </draw:line>
        <draw:line draw:style-name="gr3" draw:text-style-name="P1" draw:layer="layout" svg:x1="16.9cm" svg:y1="5.55cm" svg:x2="16.9cm" svg:y2="6.85cm">
          <text:p/>
        </draw:line>
        <draw:line draw:style-name="gr3" draw:text-style-name="P1" xml:id="id17" draw:id="id17" draw:layer="layout" svg:x1="17cm" svg:y1="5.55cm" svg:x2="17cm" svg:y2="6.85cm">
          <text:p/>
        </draw:line>
        <draw:connector draw:style-name="gr4" draw:text-style-name="P1" draw:layer="layout" draw:type="line" svg:x1="9.45cm" svg:y1="10.925cm" svg:x2="9.75cm" svg:y2="6.85cm" draw:start-shape="id16" draw:start-glue-point="0" draw:end-shape="id14" draw:end-glue-point="2" svg:d="M9450 10925l300-4075">
          <text:p/>
        </draw:connector>
        <draw:connector draw:style-name="gr4" draw:text-style-name="P1" draw:layer="layout" draw:type="line" svg:x1="9.45cm" svg:y1="10.925cm" svg:x2="5.15cm" svg:y2="6.825cm" draw:start-shape="id16" draw:start-glue-point="0" draw:end-shape="id13" draw:end-glue-point="2" svg:d="M9450 10925l-4300-4100">
          <text:p/>
        </draw:connector>
        <draw:line draw:style-name="gr8" draw:text-style-name="P1" draw:layer="layout" svg:x1="6.7cm" svg:y1="4.725cm" svg:x2="3.3cm" svg:y2="7.109cm">
          <text:p/>
        </draw:line>
        <draw:line draw:style-name="gr8" draw:text-style-name="P1" draw:layer="layout" svg:x1="6.8cm" svg:y1="7.425cm" svg:x2="3.694cm" svg:y2="4.621cm">
          <text:p/>
        </draw:line>
        <draw:line draw:style-name="gr8" draw:text-style-name="P1" draw:layer="layout" svg:x1="6.1cm" svg:y1="7.025cm" svg:x2="6.1cm" svg:y2="8.125cm">
          <text:p/>
        </draw:line>
        <draw:line draw:style-name="gr8" draw:text-style-name="P1" draw:layer="layout" svg:x1="6.6cm" svg:y1="7.4cm" svg:x2="5.6cm" svg:y2="7.8cm">
          <text:p/>
        </draw:line>
        <draw:frame draw:style-name="gr13" draw:layer="layout" svg:width="8.3cm" svg:height="0.963cm" svg:x="2cm" svg:y="1.7cm">
          <draw:text-box>
            <text:p>Makenull operation</text:p>
          </draw:text-box>
        </draw:frame>
        <draw:line draw:style-name="gr8" draw:text-style-name="P1" draw:layer="layout" svg:x1="10.2cm" svg:y1="8.2cm" svg:x2="9.2cm" svg:y2="8.6cm">
          <text:p/>
        </draw:line>
        <draw:line draw:style-name="gr8" draw:text-style-name="P1" draw:layer="layout" svg:x1="9.7cm" svg:y1="7.8cm" svg:x2="9.7cm" svg:y2="8.9cm">
          <text:p/>
        </draw:line>
        <draw:connector draw:style-name="gr4" draw:text-style-name="P1" draw:layer="layout" draw:type="line" svg:x1="9.45cm" svg:y1="10.925cm" svg:x2="14.35cm" svg:y2="6.85cm" draw:start-shape="id16" draw:start-glue-point="0" draw:end-shape="id15" draw:end-glue-point="2" svg:d="M9450 10925l4900-4075">
          <text:p/>
        </draw:connector>
        <draw:line draw:style-name="gr8" draw:text-style-name="P1" draw:layer="layout" svg:x1="13.1cm" svg:y1="7.4cm" svg:x2="13.1cm" svg:y2="8.5cm">
          <text:p/>
        </draw:line>
        <draw:line draw:style-name="gr8" draw:text-style-name="P1" draw:layer="layout" svg:x1="13.6cm" svg:y1="7.7cm" svg:x2="12.6cm" svg:y2="8.1cm">
          <text:p/>
        </draw:line>
        <draw:connector draw:style-name="gr4" draw:text-style-name="P1" draw:layer="layout" draw:type="line" svg:x1="9.45cm" svg:y1="10.925cm" svg:x2="17cm" svg:y2="6.2cm" draw:start-shape="id16" draw:start-glue-point="0" draw:end-shape="id17" draw:end-glue-point="1" svg:d="M9450 10925l7550-4725">
          <text:p/>
        </draw:connector>
        <draw:line draw:style-name="gr8" draw:text-style-name="P1" draw:layer="layout" svg:x1="15.3cm" svg:y1="7.204cm" svg:x2="12.194cm" svg:y2="4.4cm">
          <text:p/>
        </draw:line>
        <draw:line draw:style-name="gr8" draw:text-style-name="P1" draw:layer="layout" svg:x1="15.5cm" svg:y1="4.6cm" svg:x2="12.1cm" svg:y2="6.984cm">
          <text:p/>
        </draw:line>
        <draw:line draw:style-name="gr8" draw:text-style-name="P1" draw:layer="layout" svg:x1="11.3cm" svg:y1="7.604cm" svg:x2="8.194cm" svg:y2="4.8cm">
          <text:p/>
        </draw:line>
        <draw:line draw:style-name="gr8" draw:text-style-name="P1" draw:layer="layout" svg:x1="11.5cm" svg:y1="5cm" svg:x2="8.1cm" svg:y2="7.384cm">
          <text:p/>
        </draw:line>
        <draw:frame draw:style-name="gr14" draw:layer="layout" svg:width="6.4cm" svg:height="5.8cm" svg:x="13.4cm" svg:y="9.7cm">
          <draw:text-box>
            <text:p>1- perform the pop operation until top equals NULL</text:p>
          </draw:text-box>
        </draw:frame>
        <draw:frame draw:style-name="gr15" draw:layer="layout" svg:width="5.5cm" svg:height="1.675cm" svg:x="1.8cm" svg:y="14.1cm">
          <draw:text-box>
            <text:p>Empty operation</text:p>
            <text:p/>
          </draw:text-box>
        </draw:frame>
        <draw:frame draw:style-name="gr16" xml:id="id18" draw:id="id18" draw:layer="layout" svg:width="5.8cm" svg:height="0.963cm" svg:x="2.1cm" svg:y="18.7cm">
          <draw:text-box>
            <text:p>Top equals NULL?</text:p>
          </draw:text-box>
        </draw:frame>
        <draw:frame draw:style-name="gr17" xml:id="id19" draw:id="id19" draw:layer="layout" svg:width="3.9cm" svg:height="0.963cm" svg:x="11.9cm" svg:y="17cm">
          <draw:text-box>
            <text:p>true</text:p>
          </draw:text-box>
        </draw:frame>
        <draw:frame draw:style-name="gr17" xml:id="id20" draw:id="id20" draw:layer="layout" svg:width="3.7cm" svg:height="0.963cm" svg:x="11.9cm" svg:y="20.437cm">
          <draw:text-box>
            <text:p>false</text:p>
          </draw:text-box>
        </draw:frame>
        <draw:connector draw:style-name="gr4" draw:text-style-name="P1" draw:layer="layout" draw:type="line" svg:x1="7.9cm" svg:y1="19.181cm" svg:x2="11.9cm" svg:y2="17.481cm" draw:start-shape="id18" draw:start-glue-point="1" draw:end-shape="id19" draw:end-glue-point="3" svg:d="M7900 19181l4000-1700">
          <text:p/>
        </draw:connector>
        <draw:connector draw:style-name="gr4" draw:text-style-name="P1" draw:layer="layout" draw:type="line" svg:x1="7.9cm" svg:y1="19.181cm" svg:x2="11.9cm" svg:y2="20.918cm" draw:start-shape="id18" draw:start-glue-point="1" draw:end-shape="id20" draw:end-glue-point="3" svg:d="M7900 19181l4000 1737">
          <text:p/>
        </draw:connector>
        <draw:frame draw:style-name="gr5" draw:layer="layout" svg:width="1.8cm" svg:height="1.675cm" svg:x="8.4cm" svg:y="17.5cm">
          <draw:text-box>
            <text:p>Yes</text:p>
          </draw:text-box>
        </draw:frame>
        <draw:frame draw:style-name="gr5" draw:layer="layout" svg:width="1.5cm" svg:height="1.675cm" svg:x="8.5cm" svg:y="20.4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Juan Lora</meta:initial-creator>
    <meta:creation-date>2015-10-20T10:43:45.86</meta:creation-date>
    <dc:date>2015-10-26T11:31:44.59</dc:date>
    <dc:creator>Adrian Juan Lora</dc:creator>
    <meta:editing-duration>PT53M12S</meta:editing-duration>
    <meta:editing-cycles>4</meta:editing-cycles>
    <meta:generator>OpenOffice/4.1.1$Win32 OpenOffice.org_project/411m6$Build-9775</meta:generator>
    <meta:document-statistic meta:object-count="98"/>
  </office:meta>
</office:document-meta>
</file>